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78d7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78d72"/>
    </style:style>
    <style:style style:name="P4" style:family="paragraph" style:parent-style-name="Text_20_body">
      <style:text-properties officeooo:paragraph-rsid="00078d72"/>
    </style:style>
    <style:style style:name="T1" style:family="text">
      <style:text-properties officeooo:rsid="00078d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officeooo:rsid="00078d72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Plan d’action pour l’évaluation de modèles NeRF basés sur des images satellites</text:span></text:h>
      <text:p text:style-name="P4"><text:span text:style-name="Strong_20_Emphasis"/></text:p>
      <text:list xml:id="list2431260403" text:style-name="L1">
        <text:list-item>
          <text:p text:style-name="P2"><text:span text:style-name="Strong_20_Emphasis">Reconstruction de scènes à partir des vues générées par les algorithmes NeRF</text:span></text:p>
          <text:list>
            <text:list-item>
              <text:p text:style-name="P2">Créer deux scènes de test simulées : une avec une <text:span text:style-name="Strong_20_Emphasis"><text:span text:style-name="T2">translation verticale</text:span></text:span> et une avec une <text:span text:style-name="Strong_20_Emphasis"><text:span text:style-name="T2">orbite circulaire</text:span></text:span><text:span text:style-name="T2">.</text:span></text:p>
            </text:list-item>
            <text:list-item>
              <text:p text:style-name="P3"><text:span text:style-name="T1">L’o</text:span>bjectif <text:span text:style-name="T1">est d’</text:span>évaluer la capacité d<text:span text:style-name="Emphasis"><text:span text:style-name="T4">es NeRFs</text:span></text:span> à reconstruire les parties <text:span text:style-name="Strong_20_Emphasis"><text:span text:style-name="T2">cachées</text:span></text:span> de la scène.</text:p>
            </text:list-item>
          </text:list>
        </text:list-item>
        <text:list-item>
          <text:p text:style-name="P2"><text:span text:style-name="Strong_20_Emphasis">Reconstruction des mêmes scènes avec une méthode 3D classique</text:span></text:p>
          <text:list>
            <text:list-item>
              <text:p text:style-name="P2">Appliquer une méthode de reconstruction 3D conventionnelle <text:span text:style-name="T1">en utilisant les mêmes vues généré par la méthodes pour reconstruire les 2 scènes</text:span>.</text:p>
            </text:list-item>
            <text:list-item>
              <text:p text:style-name="P3"><text:span text:style-name="T1">L’o</text:span>bjectif : <text:span text:style-name="Strong_20_Emphasis"><text:span text:style-name="T2">comparer la qualité</text:span></text:span> des reconstructions avec celles obtenues via SpS-NeRF.</text:p>
            </text:list-item>
          </text:list>
        </text:list-item>
        <text:list-item>
          <text:p text:style-name="P2"><text:span text:style-name="Strong_20_Emphasis">Analyse de l’impact du nombre d’images d’entrée</text:span></text:p>
          <text:list>
            <text:list-item>
              <text:p text:style-name="P2">Faire varier le nombre d’images d’entrée utilisées par les modèles NeRF.</text:p>
            </text:list-item>
            <text:list-item>
              <text:p text:style-name="P2"><text:span text:style-name="T1">L’o</text:span>bjectif <text:span text:style-name="T1">est d’</text:span>analyser la <text:span text:style-name="Strong_20_Emphasis"><text:span text:style-name="T2">robustesse des modèles selon la densité des observations</text:span></text:span><text:span text:style-name="T2"> </text:span>et comparer avec les performances des méthodes 3D classiques.</text:p>
            </text:list-item>
          </text:list>
        </text:list-item>
        <text:list-item>
          <text:p text:style-name="P2"><text:span text:style-name="Strong_20_Emphasis">Évaluation de l’impact de la taille des réseaux NeRF</text:span></text:p>
          <text:list>
            <text:list-item>
              <text:p text:style-name="P2">Appliquer les modèles avec différentes tailles de réseaux (nombre de paramètres).</text:p>
            </text:list-item>
            <text:list-item>
              <text:p text:style-name="P2"><text:span text:style-name="T2">Objectif : déterminer l’</text:span><text:span text:style-name="Strong_20_Emphasis"><text:span text:style-name="T2">efficacité vs complexité</text:span></text:span><text:span text:style-name="T2"> pour un déploiement sur matériel </text:span><text:span text:style-name="Strong_20_Emphasis"><text:span text:style-name="T2">embarqué</text:span></text:span><text:span text:style-name="T2">.</text:span></text:p>
            </text:list-item>
          </text:list>
        </text:list-item>
        <text:list-item>
          <text:p text:style-name="P2"><text:span text:style-name="Strong_20_Emphasis">Étude de l’influence de la résolution des images</text:span></text:p>
          <text:list>
            <text:list-item>
              <text:p text:style-name="P2">Tester les modèles avec des images de différentes résolutions.</text:p>
            </text:list-item>
            <text:list-item>
              <text:p text:style-name="P2">Objectif : évaluer la <text:span text:style-name="Strong_20_Emphasis"><text:span text:style-name="T2">sensibilité des modèles à la qualité des images</text:span></text:span>, toujours dans une perspective d’optimisation pour l’embarqué.</text:p>
            </text:list-item>
          </text:list>
        </text:list-item>
        <text:list-item>
          <text:p text:style-name="P2"><text:span text:style-name="Strong_20_Emphasis">Comparaison qualitative et quantitative de deux modèles NeRF (SpS-NeRF vs BRDF-NeRF)</text:span></text:p>
          <text:list>
            <text:list-item>
              <text:p text:style-name="P2">Appliquer les deux modèles sur des régions satellites spécifiques.</text:p>
            </text:list-item>
            <text:list-item>
              <text:p text:style-name="P2">Objectif : <text:span text:style-name="Strong_20_Emphasis"><text:span text:style-name="T2">identifier les cas d’usage où chaque modèle excelle</text:span></text:span> (ex : zones urbaines, terrains naturels, conditions d’éclairage complex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2:44:22.535044028</meta:creation-date>
    <dc:date>2025-05-11T23:28:22.113726456</dc:date>
    <meta:editing-duration>PT33M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63" meta:character-count="1688" meta:non-whitespace-character-count="1462"/>
  </office:meta>
</office:document-meta>
</file>